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90000016AC5B0F6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27cm" svg:height="7.672cm" svg:x="7.62cm" svg:y="6.806cm">
          <draw:image xlink:href="Pictures/10000201000002590000016AC5B0F6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1T14:41:23.365000000</meta:creation-date>
    <dc:date>2014-05-11T16:39:55.754000000</dc:date>
    <meta:editing-duration>PT1H50M43S</meta:editing-duration>
    <meta:editing-cycles>2</meta:editing-cycles>
    <meta:generator>LibreOffice/4.2.1.1$Windows_x86 LibreOffice_project/d7dbbd7842e6a58b0f521599204e827654e1fb8b</meta:generator>
    <meta:document-statistic meta:object-count="24"/>
  </office:meta>
</office:document-meta>
</file>